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7in" fo:margin-bottom="0.0833in"/>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bottom="0.0833in"/>
      <style:text-properties style:font-name="Times" fo:font-size="12.0pt"/>
    </style:style>
    <style:style style:name="P4"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Deadlines 8 juni – 15 juni </text:span></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Wanneer?</text:span></text:p>
          </table:table-cell>
          <table:table-cell table:style-name="TableCell1">
            <text:p text:style-name="P2"><text:span text:style-name="T1">Ma 9-6</text:span></text:p>
          </table:table-cell>
          <table:table-cell table:style-name="TableCell1">
            <text:p text:style-name="P2"><text:span text:style-name="T1">Di 10-6</text:span></text:p>
          </table:table-cell>
          <table:table-cell table:style-name="TableCell1">
            <text:p text:style-name="P2"><text:span text:style-name="T1">Wo 11-6</text:span></text:p>
          </table:table-cell>
          <table:table-cell table:style-name="TableCell1">
            <text:p text:style-name="P2"><text:span text:style-name="T1">Do 12-6</text:span></text:p>
          </table:table-cell>
          <table:table-cell table:style-name="TableCell1">
            <text:p text:style-name="P2"><text:span text:style-name="T1">Vr 13-6</text:span></text:p>
          </table:table-cell>
          <table:table-cell table:style-name="TableCell1">
            <text:p text:style-name="P2"><text:span text:style-name="T1">Za 13-6</text:span></text:p>
          </table:table-cell>
          <table:table-cell table:style-name="TableCell1">
            <text:p text:style-name="P2"><text:span text:style-name="T1">Zo 14-6</text:span></text:p>
          </table:table-cell>
          <table:table-cell table:style-name="TableCell1">
            <text:p text:style-name="P2"><text:span text:style-name="T1">Ma 15-6</text:span></text:p>
          </table:table-cell>
        </table:table-row>
        <table:table-row>
          <table:table-cell table:style-name="TableCell1">
            <text:p text:style-name="P2"><text:span text:style-name="T1">Wat?</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Reflection sprint 5 (23:50)</text:p>
            <text:p text:style-name="P2">- Architecture Design laatste Draft (23:50)</text:p>
            <text:p text:style-name="P2">- Final Report draft (23:50)</text:p>
            <text:p text:style-name="P2"/>
          </table:table-cell>
          <table:table-cell table:style-name="TableCell1">
            <text:p text:style-name="P2">- Final input SIG</text:p>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text:span text:style-name="T1">Bijzonderheden?</text:span></text:p>
          </table:table-cell>
          <table:table-cell table:style-name="TableCell1">
            <text:p text:style-name="P2"/>
          </table:table-cell>
          <table:table-cell table:style-name="TableCell1">
            <text:p text:style-name="P2"/>
          </table:table-cell>
          <table:table-cell table:style-name="TableCell1">
            <text:p text:style-name="P2">Software Kwaliteit en Testen practicum 3 deadline</text:p>
          </table:table-cell>
          <table:table-cell table:style-name="TableCell1">
            <text:p text:style-name="P2"/>
          </table:table-cell>
          <table:table-cell table:style-name="TableCell1">
            <text:p text:style-name="P2">- Bespreking met begeleiders HB11.120 @ 10.00 uur</text:p>
            <text:p text:style-name="P2">- Bespreking met Alberto LB01.170 @ 14.30 uur</text:p>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3"><text:span text:style-name="T1">Verslagen todo:</text:span></text:p>
      <text:p text:style-name="P3">- Final Report Draft <text:tab/>donderdag 19-06-2014 @ 23.50</text:p>
      <text:p text:style-name="P3">- Architecture Design donderdag 19-06-2014 @ 23.50</text:p>
      <text:p text:style-name="P3">- Input for SIG <text:tab/>vrijdag<text:tab/><text:s/>20-06-2014 @ 23.50</text:p>
      <text:p text:style-name="P3">- Project Skills<text:tab/>maandag 23-06-2014</text:p>
      <text:p text:style-name="P3">- Architecture Design<text:tab/>donderdag 26-06-2014 @ 23.50</text:p>
      <text:p text:style-name="P3">- Final Report <text:tab/><text:tab/>donderdag 26-06-2014 @ 23.50</text:p>
      <text:p text:style-name="P3">- Interaction Design<text:tab/>donderdag 26-06-2014</text:p>
      <text:p text:style-name="P3">Uw deadline feut is deze week: Jasper Denkers</text:p>
      <text:p text:style-name="P1"><text:span text:style-name="T1">Afspraken deadlines</text:span></text:p>
      <text:list text:style-name="L1">
        <text:list-item>
          <text:p text:style-name="P4">De deadline feut is ervoor verantwoordelijk dat er aan het begin van de week voor iedereen een overzicht is op papier met alle deadlines en meetings. Als deze er aan het begin van de dag niet is: gebak. (<text:span text:style-name="T1">TIP:</text:span><text:s/>ga even blackboard èn CPM langs, communicatie is niet echt consistent bij dit project).</text:p>
        </text:list-item>
        <text:list-item>
          <text:p text:style-name="P4">De deadline feut is de eindverantwoordelijke voor de deadlines, hij moet er deze week dus voor zorgen dat alles op tijd ingeleverd wordt. Iets te laat? Geb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meta:generator>
    <meta:initial-creator>mathijs </meta:initial-creator>
  </office:meta>
</office:document-meta>
</file>